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63cm"/>
    </style:style>
    <style:style style:name="co3" style:family="table-column">
      <style:table-column-properties fo:break-before="auto" style:column-width="3.718cm"/>
    </style:style>
    <style:style style:name="co4" style:family="table-column">
      <style:table-column-properties fo:break-before="auto" style:column-width="1.004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2.307cm"/>
    </style:style>
    <style:style style:name="co7" style:family="table-column">
      <style:table-column-properties fo:break-before="auto" style:column-width="1.558cm"/>
    </style:style>
    <style:style style:name="co8" style:family="table-column">
      <style:table-column-properties fo:break-before="auto" style:column-width="2.335cm"/>
    </style:style>
    <style:style style:name="co9" style:family="table-column">
      <style:table-column-properties fo:break-before="auto" style:column-width="1.753cm"/>
    </style:style>
    <style:style style:name="co10" style:family="table-column">
      <style:table-column-properties fo:break-before="auto" style:column-width="2.39cm"/>
    </style:style>
    <style:style style:name="co11" style:family="table-column">
      <style:table-column-properties fo:break-before="auto" style:column-width="2.501cm"/>
    </style:style>
    <style:style style:name="co12" style:family="table-column">
      <style:table-column-properties fo:break-before="auto" style:column-width="2.584cm"/>
    </style:style>
    <style:style style:name="co13" style:family="table-column">
      <style:table-column-properties fo:break-before="auto" style:column-width="1.531cm"/>
    </style:style>
    <style:style style:name="co14" style:family="table-column">
      <style:table-column-properties fo:break-before="auto" style:column-width="2.22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prite</text:p>
          </table:table-cell>
          <table:table-cell table:style-name="Default" office:value-type="string">
            <text:p>level</text:p>
          </table:table-cell>
          <table:table-cell office:value-type="string">
            <text:p>hp</text:p>
          </table:table-cell>
          <table:table-cell office:value-type="string">
            <text:p>attackPower</text:p>
          </table:table-cell>
          <table:table-cell office:value-type="string">
            <text:p>defence</text:p>
          </table:table-cell>
          <table:table-cell office:value-type="string">
            <text:p>attackSpeed</text:p>
          </table:table-cell>
          <table:table-cell office:value-type="string">
            <text:p>xpPerKill</text:p>
          </table:table-cell>
          <table:table-cell office:value-type="string">
            <text:p>minGoldDrop</text:p>
          </table:table-cell>
          <table:table-cell office:value-type="string">
            <text:p>maxGoldDrop</text:p>
          </table:table-cell>
          <table:table-cell table:number-columns-repeated="9"/>
        </table:table-row>
        <table:table-row table:style-name="ro1">
          <table:table-cell office:value-type="string">
            <text:p>Slime</text:p>
          </table:table-cell>
          <table:table-cell office:value-type="string">
            <text:p>spr_Slime</text:p>
          </table:table-cell>
          <table:table-cell table:formula="of:=SUM(([.D2]+([.E2]/2)+[.F2])/3)" office:value-type="float" office:value="2.83333333333333">
            <text:p>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Red Slime</text:p>
          </table:table-cell>
          <table:table-cell office:value-type="string">
            <text:p>spr_RedSlime</text:p>
          </table:table-cell>
          <table:table-cell table:formula="of:=SUM(([.D3]+([.E3]/2)+[.F3])/3)" office:value-type="float" office:value="3.5">
            <text:p>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Metal Slime</text:p>
          </table:table-cell>
          <table:table-cell office:value-type="string">
            <text:p>spr_MetalSlime</text:p>
          </table:table-cell>
          <table:table-cell table:formula="of:=SUM(([.D4]+([.E4]/2)+[.F4])/3)"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15">
            <text:p>115</text:p>
          </table:table-cell>
          <table:table-cell table:number-columns-repeated="2"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Drakee</text:p>
          </table:table-cell>
          <table:table-cell office:value-type="string">
            <text:p>spr_Drakee</text:p>
          </table:table-cell>
          <table:table-cell table:formula="of:=SUM(([.D5]+([.E5]/2)+[.F5])/3)" office:value-type="float" office:value="5.5">
            <text:p>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3"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Magidrakee</text:p>
          </table:table-cell>
          <table:table-cell office:value-type="string">
            <text:p>spr_Magidrakee</text:p>
          </table:table-cell>
          <table:table-cell table:formula="of:=SUM(([.D6]+([.E6]/2)+[.F6])/3)"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12">
            <text:p>12</text:p>
          </table:table-cell>
          <table:table-cell table:number-columns-repeated="9"/>
        </table:table-row>
        <table:table-row table:style-name="ro1">
          <table:table-cell office:value-type="string">
            <text:p>Drakeema</text:p>
          </table:table-cell>
          <table:table-cell office:value-type="string">
            <text:p>spr_Drakeema</text:p>
          </table:table-cell>
          <table:table-cell table:formula="of:=SUM(([.D7]+([.E7]/2)+[.F7])/3)" office:value-type="float" office:value="18.6666666666667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table:number-columns-repeated="2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Druin</text:p>
          </table:table-cell>
          <table:table-cell office:value-type="string">
            <text:p>spr_Druin</text:p>
          </table:table-cell>
          <table:table-cell table:formula="of:=SUM(([.D8]+([.E8]/2)+[.F8])/3)" office:value-type="float" office:value="17">
            <text:p>17</text:p>
          </table:table-cell>
          <table:table-cell table:number-columns-repeated="2"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 office:value-type="float" office:value="15">
            <text:p>15</text:p>
          </table:table-cell>
          <table:table-cell table:number-columns-repeated="9"/>
        </table:table-row>
        <table:table-row table:style-name="ro1">
          <table:table-cell office:value-type="string">
            <text:p>Druinlord</text:p>
          </table:table-cell>
          <table:table-cell office:value-type="string">
            <text:p>spr_Druinlord</text:p>
          </table:table-cell>
          <table:table-cell table:formula="of:=SUM(([.D9]+([.E9]/2)+[.F9])/3)" office:value-type="float" office:value="32.8333333333333">
            <text:p>33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table:number-columns-repeated="2" office:value-type="float" office:value="85">
            <text:p>85</text:p>
          </table:table-cell>
          <table:table-cell table:number-columns-repeated="9"/>
        </table:table-row>
        <table:table-row table:style-name="ro1">
          <table:table-cell office:value-type="string">
            <text:p>Scorpion</text:p>
          </table:table-cell>
          <table:table-cell office:value-type="string">
            <text:p>spr_Scorpion</text:p>
          </table:table-cell>
          <table:table-cell table:formula="of:=SUM(([.D10]+([.E10]/2)+[.F10])/3)" office:value-type="float" office:value="14.6666666666667">
            <text:p>15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number-columns-repeated="2"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2" office:value-type="float" office:value="16">
            <text:p>16</text:p>
          </table:table-cell>
          <table:table-cell table:number-columns-repeated="9"/>
        </table:table-row>
        <table:table-row table:style-name="ro1">
          <table:table-cell office:value-type="string">
            <text:p>Metal Scorpion</text:p>
          </table:table-cell>
          <table:table-cell office:value-type="string">
            <text:p>spr_MetalScorpion</text:p>
          </table:table-cell>
          <table:table-cell table:formula="of:=SUM(([.D11]+([.E11]/2)+[.F11])/3)" office:value-type="float" office:value="27.3333333333333">
            <text:p>27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40">
            <text:p>40</text:p>
          </table:table-cell>
          <table:table-cell table:number-columns-repeated="9"/>
        </table:table-row>
        <table:table-row table:style-name="ro1">
          <table:table-cell office:value-type="string">
            <text:p>Rogue Scorpion</text:p>
          </table:table-cell>
          <table:table-cell office:value-type="string">
            <text:p>spr_RogueScorpion</text:p>
          </table:table-cell>
          <table:table-cell table:formula="of:=SUM(([.D12]+([.E12]/2)+[.F12])/3)" office:value-type="float" office:value="51.6666666666667">
            <text:p>52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27">
            <text:p>127</text:p>
          </table:table-cell>
          <table:table-cell office:value-type="float" office:value="26">
            <text:p>26</text:p>
          </table:table-cell>
          <table:table-cell table:number-columns-repeated="2" office:value-type="float" office:value="110">
            <text:p>110</text:p>
          </table:table-cell>
          <table:table-cell table:number-columns-repeated="9"/>
        </table:table-row>
        <table:table-row table:style-name="ro1">
          <table:table-cell office:value-type="string">
            <text:p>Magician</text:p>
          </table:table-cell>
          <table:table-cell office:value-type="string">
            <text:p>spr_Magician</text:p>
          </table:table-cell>
          <table:table-cell table:formula="of:=SUM(([.D13]+([.E13]/2)+[.F13])/3)" office:value-type="float" office:value="9.83333333333333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 office:value-type="float" office:value="11">
            <text:p>11</text:p>
          </table:table-cell>
          <table:table-cell table:number-columns-repeated="9"/>
        </table:table-row>
        <table:table-row table:style-name="ro1">
          <table:table-cell office:value-type="string">
            <text:p>Warlock</text:p>
          </table:table-cell>
          <table:table-cell office:value-type="string">
            <text:p>spr_Warlock</text:p>
          </table:table-cell>
          <table:table-cell table:formula="of:=SUM(([.D14]+([.E14]/2)+[.F14])/3)"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table:number-columns-repeated="2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Wizard</text:p>
          </table:table-cell>
          <table:table-cell office:value-type="string">
            <text:p>spr_Wizard</text:p>
          </table:table-cell>
          <table:table-cell table:formula="of:=SUM(([.D15]+([.E15]/2)+[.F15])/3)" office:value-type="float" office:value="58.3333333333333">
            <text:p>58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247">
            <text:p>247</text:p>
          </table:table-cell>
          <table:table-cell office:value-type="float" office:value="50">
            <text:p>50</text:p>
          </table:table-cell>
          <table:table-cell table:number-columns-repeated="2" office:value-type="float" office:value="65">
            <text:p>65</text:p>
          </table:table-cell>
          <table:table-cell table:number-columns-repeated="9"/>
        </table:table-row>
        <table:table-row table:style-name="ro1">
          <table:table-cell office:value-type="string">
            <text:p>Droll</text:p>
          </table:table-cell>
          <table:table-cell office:value-type="string">
            <text:p>spr_Droll</text:p>
          </table:table-cell>
          <table:table-cell table:formula="of:=SUM(([.D16]+([.E16]/2)+[.F16])/3)" office:value-type="float" office:value="20.3333333333333">
            <text:p>20</text:p>
          </table:table-cell>
          <table:table-cell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Drollmagi</text:p>
          </table:table-cell>
          <table:table-cell office:value-type="string">
            <text:p>spr_Drollmagi</text:p>
          </table:table-cell>
          <table:table-cell table:formula="of:=SUM(([.D17]+([.E17]/2)+[.F17])/3)"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table:number-columns-repeated="2" office:value-type="float" office:value="90">
            <text:p>90</text:p>
          </table:table-cell>
          <table:table-cell table:number-columns-repeated="9"/>
        </table:table-row>
        <table:table-row table:style-name="ro1">
          <table:table-cell office:value-type="string">
            <text:p>Ghost</text:p>
          </table:table-cell>
          <table:table-cell office:value-type="string">
            <text:p>spr_Ghost</text:p>
          </table:table-cell>
          <table:table-cell table:formula="of:=SUM(([.D18]+([.E18]/2)+[.F18])/3)" office:value-type="float" office:value="6.83333333333333">
            <text:p>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Poltergeist</text:p>
          </table:table-cell>
          <table:table-cell office:value-type="string">
            <text:p>spr_Poltergeist</text:p>
          </table:table-cell>
          <table:table-cell table:formula="of:=SUM(([.D19]+([.E19]/2)+[.F19])/3)" office:value-type="float" office:value="15.6666666666667">
            <text:p>16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2"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string">
            <text:p>Specter</text:p>
          </table:table-cell>
          <table:table-cell office:value-type="string">
            <text:p>spr_Specter</text:p>
          </table:table-cell>
          <table:table-cell table:formula="of:=SUM(([.D20]+([.E20]/2)+[.F20])/3)" office:value-type="float" office:value="31.3333333333333">
            <text:p>31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table:number-columns-repeated="2" office:value-type="float" office:value="70">
            <text:p>70</text:p>
          </table:table-cell>
          <table:table-cell table:number-columns-repeated="9"/>
        </table:table-row>
        <table:table-row table:style-name="ro1">
          <table:table-cell office:value-type="string">
            <text:p>Wyvern</text:p>
          </table:table-cell>
          <table:table-cell office:value-type="string">
            <text:p>spr_Wyvern</text:p>
          </table:table-cell>
          <table:table-cell table:formula="of:=SUM(([.D21]+([.E21]/2)+[.F21])/3)" office:value-type="float" office:value="39.1666666666667">
            <text:p>39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office:value-type="float" office:value="79">
            <text:p>79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table:number-columns-repeated="9"/>
        </table:table-row>
        <table:table-row table:style-name="ro1">
          <table:table-cell office:value-type="string">
            <text:p>Magiwyvern</text:p>
          </table:table-cell>
          <table:table-cell office:value-type="string">
            <text:p>spr_Magiwyvern</text:p>
          </table:table-cell>
          <table:table-cell table:formula="of:=SUM(([.D22]+([.E22]/2)+[.F22])/3)"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number-columns-repeated="2" office:value-type="float" office:value="140">
            <text:p>140</text:p>
          </table:table-cell>
          <table:table-cell table:number-columns-repeated="9"/>
        </table:table-row>
        <table:table-row table:style-name="ro1">
          <table:table-cell office:value-type="string">
            <text:p>Starwyvern</text:p>
          </table:table-cell>
          <table:table-cell office:value-type="string">
            <text:p>spr_Starwyvern</text:p>
          </table:table-cell>
          <table:table-cell table:formula="of:=SUM(([.D23]+([.E23]/2)+[.F23])/3)" office:value-type="float" office:value="62.5">
            <text:p>63</text:p>
          </table:table-cell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128">
            <text:p>128</text:p>
          </table:table-cell>
          <table:table-cell office:value-type="float" office:value="43">
            <text:p>43</text:p>
          </table:table-cell>
          <table:table-cell table:number-columns-repeated="2" office:value-type="float" office:value="150">
            <text:p>150</text:p>
          </table:table-cell>
          <table:table-cell table:number-columns-repeated="9"/>
        </table:table-row>
        <table:table-row table:style-name="ro1">
          <table:table-cell office:value-type="string">
            <text:p>Wolf</text:p>
          </table:table-cell>
          <table:table-cell office:value-type="string">
            <text:p>spr_Wolf</text:p>
          </table:table-cell>
          <table:table-cell table:formula="of:=SUM(([.D24]+([.E24]/2)+[.F24])/3)"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table:number-columns-repeated="2" office:value-type="float" office:value="45">
            <text:p>45</text:p>
          </table:table-cell>
          <table:table-cell table:number-columns-repeated="9"/>
        </table:table-row>
        <table:table-row table:style-name="ro1">
          <table:table-cell office:value-type="string">
            <text:p>Wolflord</text:p>
          </table:table-cell>
          <table:table-cell office:value-type="string">
            <text:p>spr_Wolflord</text:p>
          </table:table-cell>
          <table:table-cell table:formula="of:=SUM(([.D25]+([.E25]/2)+[.F25])/3)"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table:number-columns-repeated="2" office:value-type="float" office:value="80">
            <text:p>80</text:p>
          </table:table-cell>
          <table:table-cell table:number-columns-repeated="9"/>
        </table:table-row>
        <table:table-row table:style-name="ro1">
          <table:table-cell office:value-type="string">
            <text:p>Werewolf</text:p>
          </table:table-cell>
          <table:table-cell office:value-type="string">
            <text:p>spr_Werewolf</text:p>
          </table:table-cell>
          <table:table-cell table:formula="of:=SUM(([.D26]+([.E26]/2)+[.F26])/3)" office:value-type="float" office:value="57.5">
            <text:p>58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127">
            <text:p>127</text:p>
          </table:table-cell>
          <table:table-cell office:value-type="float" office:value="40">
            <text:p>40</text:p>
          </table:table-cell>
          <table:table-cell table:number-columns-repeated="2" office:value-type="float" office:value="155">
            <text:p>155</text:p>
          </table:table-cell>
          <table:table-cell table:number-columns-repeated="9"/>
        </table:table-row>
        <table:table-row table:style-name="ro1">
          <table:table-cell office:value-type="string">
            <text:p>Knight</text:p>
          </table:table-cell>
          <table:table-cell office:value-type="string">
            <text:p>spr_Knight</text:p>
          </table:table-cell>
          <table:table-cell table:formula="of:=SUM(([.D27]+([.E27]/2)+[.F27])/3)" office:value-type="float" office:value="56.8333333333333">
            <text:p>57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103">
            <text:p>103</text:p>
          </table:table-cell>
          <table:table-cell office:value-type="float" office:value="33">
            <text:p>33</text:p>
          </table:table-cell>
          <table:table-cell table:number-columns-repeated="2" office:value-type="float" office:value="150">
            <text:p>150</text:p>
          </table:table-cell>
          <table:table-cell table:number-columns-repeated="9"/>
        </table:table-row>
        <table:table-row table:style-name="ro1">
          <table:table-cell office:value-type="string">
            <text:p>Axe Knight</text:p>
          </table:table-cell>
          <table:table-cell office:value-type="string">
            <text:p>spr_AxeKnight</text:p>
          </table:table-cell>
          <table:table-cell table:formula="of:=SUM(([.D28]+([.E28]/2)+[.F28])/3)" office:value-type="float" office:value="66.3333333333333">
            <text:p>66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float" office:value="82">
            <text:p>82</text:p>
          </table:table-cell>
          <table:table-cell office:value-type="float" office:value="243">
            <text:p>243</text:p>
          </table:table-cell>
          <table:table-cell office:value-type="float" office:value="54">
            <text:p>54</text:p>
          </table:table-cell>
          <table:table-cell table:number-columns-repeated="2" office:value-type="float" office:value="165">
            <text:p>165</text:p>
          </table:table-cell>
          <table:table-cell table:number-columns-repeated="9"/>
        </table:table-row>
        <table:table-row table:style-name="ro1">
          <table:table-cell office:value-type="string">
            <text:p>Armored Knight</text:p>
          </table:table-cell>
          <table:table-cell office:value-type="string">
            <text:p>spr_ArmoredKnight</text:p>
          </table:table-cell>
          <table:table-cell table:formula="of:=SUM(([.D29]+([.E29]/2)+[.F29])/3)" office:value-type="float" office:value="176.166666666667">
            <text:p>176</text:p>
          </table:table-cell>
          <table:table-cell office:value-type="float" office:value="90">
            <text:p>90</text:p>
          </table:table-cell>
          <table:table-cell office:value-type="float" office:value="705">
            <text:p>705</text:p>
          </table:table-cell>
          <table:table-cell office:value-type="float" office:value="86">
            <text:p>86</text:p>
          </table:table-cell>
          <table:table-cell office:value-type="float" office:value="147">
            <text:p>147</text:p>
          </table:table-cell>
          <table:table-cell office:value-type="float" office:value="70">
            <text:p>70</text:p>
          </table:table-cell>
          <table:table-cell table:number-columns-repeated="2" office:value-type="float" office:value="140">
            <text:p>140</text:p>
          </table:table-cell>
          <table:table-cell table:number-columns-repeated="9"/>
        </table:table-row>
        <table:table-row table:style-name="ro1">
          <table:table-cell office:value-type="string">
            <text:p>Skeleton</text:p>
          </table:table-cell>
          <table:table-cell office:value-type="string">
            <text:p>spr_Skeleton</text:p>
          </table:table-cell>
          <table:table-cell table:formula="of:=SUM(([.D30]+([.E30]/2)+[.F30])/3)"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Wraith</text:p>
          </table:table-cell>
          <table:table-cell office:value-type="string">
            <text:p>spr_Wraith</text:p>
          </table:table-cell>
          <table:table-cell table:formula="of:=SUM(([.D31]+([.E31]/2)+[.F31])/3)" office:value-type="float" office:value="30.6666666666667">
            <text:p>31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number-columns-repeated="2" office:value-type="float" office:value="60">
            <text:p>60</text:p>
          </table:table-cell>
          <table:table-cell table:number-columns-repeated="9"/>
        </table:table-row>
        <table:table-row table:style-name="ro1">
          <table:table-cell office:value-type="string">
            <text:p>Wraith Knight</text:p>
          </table:table-cell>
          <table:table-cell office:value-type="string">
            <text:p>spr_WraithKnight</text:p>
          </table:table-cell>
          <table:table-cell table:formula="of:=SUM(([.D32]+([.E32]/2)+[.F32])/3)"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8">
            <text:p>28</text:p>
          </table:table-cell>
          <table:table-cell table:number-columns-repeated="2" office:value-type="float" office:value="120">
            <text:p>120</text:p>
          </table:table-cell>
          <table:table-cell table:number-columns-repeated="9"/>
        </table:table-row>
        <table:table-row table:style-name="ro1">
          <table:table-cell office:value-type="string">
            <text:p>Demon Knight</text:p>
          </table:table-cell>
          <table:table-cell office:value-type="string">
            <text:p>spr_DemonKnight</text:p>
          </table:table-cell>
          <table:table-cell table:formula="of:=SUM(([.D33]+([.E33]/2)+[.F33])/3)" office:value-type="float" office:value="51.1666666666667">
            <text:p>51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64">
            <text:p>64</text:p>
          </table:table-cell>
          <table:table-cell office:value-type="float" office:value="255">
            <text:p>255</text:p>
          </table:table-cell>
          <table:table-cell office:value-type="float" office:value="37">
            <text:p>37</text:p>
          </table:table-cell>
          <table:table-cell table:number-columns-repeated="2" office:value-type="float" office:value="150">
            <text:p>150</text:p>
          </table:table-cell>
          <table:table-cell table:number-columns-repeated="9"/>
        </table:table-row>
        <table:table-row table:style-name="ro1">
          <table:table-cell office:value-type="string">
            <text:p>Goldman</text:p>
          </table:table-cell>
          <table:table-cell office:value-type="string">
            <text:p>spr_Goldman</text:p>
          </table:table-cell>
          <table:table-cell table:formula="of:=SUM(([.D34]+([.E34]/2)+[.F34])/3)"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480">
            <text:p>480</text:p>
          </table:table-cell>
          <table:table-cell office:value-type="float" office:value="40">
            <text:p>40</text:p>
          </table:table-cell>
          <table:table-cell office:value-type="float" office:value="223">
            <text:p>223</text:p>
          </table:table-cell>
          <table:table-cell office:value-type="float" office:value="6">
            <text:p>6</text:p>
          </table:table-cell>
          <table:table-cell table:number-columns-repeated="2" office:value-type="float" office:value="210">
            <text:p>210</text:p>
          </table:table-cell>
          <table:table-cell table:number-columns-repeated="9"/>
        </table:table-row>
        <table:table-row table:style-name="ro1">
          <table:table-cell office:value-type="string">
            <text:p>Golem</text:p>
          </table:table-cell>
          <table:table-cell office:value-type="string">
            <text:p>spr_Golem</text:p>
          </table:table-cell>
          <table:table-cell table:formula="of:=SUM(([.D35]+([.E35]/2)+[.F35])/3)" office:value-type="float" office:value="63.3333333333333">
            <text:p>63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Stoneman</text:p>
          </table:table-cell>
          <table:table-cell office:value-type="string">
            <text:p>spr_Stoneman</text:p>
          </table:table-cell>
          <table:table-cell table:formula="of:=SUM(([.D36]+([.E36]/2)+[.F36])/3)" office:value-type="float" office:value="83.3333333333333">
            <text:p>83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 table:number-columns-repeated="2" office:value-type="float" office:value="140">
            <text:p>140</text:p>
          </table:table-cell>
          <table:table-cell table:number-columns-repeated="9"/>
        </table:table-row>
        <table:table-row table:style-name="ro1">
          <table:table-cell office:value-type="string">
            <text:p>Green Dragon</text:p>
          </table:table-cell>
          <table:table-cell office:value-type="string">
            <text:p>spr_GreenDragon</text:p>
          </table:table-cell>
          <table:table-cell table:formula="of:=SUM(([.D37]+([.E37]/2)+[.F37])/3)"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74">
            <text:p>74</text:p>
          </table:table-cell>
          <table:table-cell office:value-type="float" office:value="127">
            <text:p>127</text:p>
          </table:table-cell>
          <table:table-cell office:value-type="float" office:value="45">
            <text:p>45</text:p>
          </table:table-cell>
          <table:table-cell table:number-columns-repeated="2" office:value-type="float" office:value="110">
            <text:p>110</text:p>
          </table:table-cell>
          <table:table-cell table:number-columns-repeated="9"/>
        </table:table-row>
        <table:table-row table:style-name="ro1">
          <table:table-cell office:value-type="string">
            <text:p>Blue Dragon</text:p>
          </table:table-cell>
          <table:table-cell office:value-type="string">
            <text:p>spr_BlueDragon</text:p>
          </table:table-cell>
          <table:table-cell table:formula="of:=SUM(([.D38]+([.E38]/2)+[.F38])/3)" office:value-type="float" office:value="67.6666666666667">
            <text:p>68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84">
            <text:p>84</text:p>
          </table:table-cell>
          <table:table-cell office:value-type="float" office:value="255">
            <text:p>255</text:p>
          </table:table-cell>
          <table:table-cell office:value-type="float" office:value="60">
            <text:p>60</text:p>
          </table:table-cell>
          <table:table-cell table:number-columns-repeated="2" office:value-type="float" office:value="150">
            <text:p>150</text:p>
          </table:table-cell>
          <table:table-cell table:number-columns-repeated="9"/>
        </table:table-row>
        <table:table-row table:style-name="ro1">
          <table:table-cell office:value-type="string">
            <text:p>Red Dragon</text:p>
          </table:table-cell>
          <table:table-cell office:value-type="string">
            <text:p>spr_RedDragon</text:p>
          </table:table-cell>
          <table:table-cell table:formula="of:=SUM(([.D39]+([.E39]/2)+[.F39])/3)" office:value-type="float" office:value="83.3333333333333">
            <text:p>83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247">
            <text:p>24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40">
            <text:p>140</text:p>
          </table:table-cell>
          <table:table-cell table:number-columns-repeated="9"/>
        </table:table-row>
        <table:table-row table:style-name="ro1">
          <table:table-cell office:value-type="string">
            <text:p>Dragonlord</text:p>
          </table:table-cell>
          <table:table-cell office:value-type="string">
            <text:p>spr_Dragonlord1</text:p>
          </table:table-cell>
          <table:table-cell table:formula="of:=SUM(([.D40]+([.E40]/2)+[.F40])/3)" office:value-type="float" office:value="32.8333333333333">
            <text:p>3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-1">
            <text:p>-1</text:p>
          </table:table-cell>
          <table:table-cell table:number-columns-repeated="9"/>
        </table:table-row>
        <table:table-row table:style-name="ro1">
          <table:table-cell office:value-type="string">
            <text:p>Dragonlord</text:p>
          </table:table-cell>
          <table:table-cell office:value-type="string">
            <text:p>spr_Dragonlord2</text:p>
          </table:table-cell>
          <table:table-cell table:formula="of:=SUM(([.D41]+([.E41]/2)+[.F41])/3)" office:value-type="float" office:value="42.8333333333333">
            <text:p>43</text:p>
          </table:table-cell>
          <table:table-cell office:value-type="float" office:value="130">
            <text:p>130</text:p>
          </table:table-cell>
          <table:table-cell table:number-columns-repeated="6" office:value-type="float" office:value="-1">
            <text:p>-1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2019-03-05</text:date>, <text:time>07:4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ley Runchey</meta:initial-creator>
    <meta:creation-date>2019-03-02T20:30:14.16</meta:creation-date>
    <dc:date>2019-03-05T07:47:23.74</dc:date>
    <dc:creator>Riley Runchey</dc:creator>
    <meta:editing-duration>PT1H7M49S</meta:editing-duration>
    <meta:editing-cycles>4</meta:editing-cycles>
    <meta:generator>OpenOffice/4.1.5$Win32 OpenOffice.org_project/415m1$Build-9789</meta:generator>
    <meta:document-statistic meta:table-count="3" meta:cell-count="410" meta:object-count="0"/>
  </office:meta>
</office:document-meta>
</file>